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style>
    <style:style style:name="P3" style:family="paragraph" style:parent-style-name="Standard" style:master-page-name="Standard">
      <style:paragraph-properties fo:text-align="justify" style:justify-single-word="false" style:page-number="1"/>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style>
    <style:style style:name="T3" style:family="text">
      <style:text-properties style:font-name="Courier New" fo:font-size="9pt" style:font-name-asian="Courier New1" style:font-size-asian="9pt" style:font-name-complex="Courier New1" style:font-size-complex="9pt" fo:background-color="#ffffff"/>
    </style:style>
    <style:style style:name="T4" style:family="text">
      <style:text-properties fo:color="#24292f" style:font-name="Courier New" fo:font-size="9pt" style:font-name-asian="Courier New1" style:font-size-asian="9pt" style:font-name-complex="Courier New1" style:font-size-complex="9pt" fo:background-color="#ffffff"/>
    </style:style>
    <style:style style:name="T5" style:family="text">
      <style:text-properties fo:color="#0a3069" style:font-name="Courier New" fo:font-size="9pt" style:font-name-asian="Courier New1" style:font-size-asian="9pt" style:font-name-complex="Courier New1" style:font-size-complex="9pt" fo:background-color="#fffff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Hautazko lehenengo ataza: </text:span></text:p>
      <text:p text:style-name="Standard"/>
      <text:p text:style-name="P1">Ataza hau betetzeko, JsonQuestionsCounter.js script-a sortu dugu. Bertan, 10 segunduro Questions.json fitxategia eskuratzen da eta, hau erabiliz, galdera kopuru totala eta web orria erabiltzen ari den erabiltzaileak egindako galdera kopurua eskuratzen da. Galdera kopuru totala oso erraz lortu dugu <text:span text:style-name="T3">var</text:span><text:span text:style-name="T4"> galderaKop </text:span><text:span text:style-name="T3">=</text:span><text:span text:style-name="T4"> data.</text:span><text:span text:style-name="T3">assessmentItems</text:span><text:span text:style-name="T4">.</text:span><text:span text:style-name="T3">length</text:span><text:span text:style-name="T4">; </text:span>erabiliz, non data JSON fitxategia den. Erabiltzaileak egindako galdera kopurua lortzeko, ordea, <text:span text:style-name="T3">$</text:span><text:span text:style-name="T4">(</text:span><text:span text:style-name="T3">"#frmeposta"</text:span><text:span text:style-name="T4">).</text:span><text:span text:style-name="T3">val</text:span><text:span text:style-name="T4">(); </text:span>erabiliz erabiltzailearen eposta eskuratu dugu eta, informazio honekin, JSON fitxategiko galdera bakoitzaren sortzailearen eposta eta jasotakoa berdinak zirenean kontagailu <text:span text:style-name="T4">erabiltzaileGalderaKop</text:span><text:span text:style-name="T3">++</text:span><text:span text:style-name="T4"> </text:span>kontagailua eguneratu dugu. Azkenik, erabilitako bi kontagailuak <text:span text:style-name="T3">$</text:span><text:span text:style-name="T4">(</text:span><text:span text:style-name="T3">"#galderaKop"</text:span><text:span text:style-name="T4">).</text:span><text:span text:style-name="T3">html</text:span><text:span text:style-name="T4">(erabiltzaileGalderaKop </text:span><text:span text:style-name="T3">+</text:span><text:span text:style-name="T4"> </text:span><text:span text:style-name="T3">"/"</text:span><text:span text:style-name="T4"> </text:span><text:span text:style-name="T3">+</text:span><text:span text:style-name="T4"> galderaKop); </text:span>bidez gorde ditugu eta, ondoren, <text:span text:style-name="T3">#galderaKop</text:span> erabiliz HandlingQuizesAjax.php-n bistaratu ditugu. Horrela, eskatu bezala, 10 segunduro galderen kontagailua eguneratzea lortu dugu.</text:p>
      <text:p text:style-name="P1"/>
      <text:p text:style-name="P1"><text:span text:style-name="T2">Hautazko bigarren ataza:</text:span></text:p>
      <text:p text:style-name="P2"/>
      <text:p text:style-name="P1">Bigarren ataza hau betetzeko, lehenengo UserCounter.xml sortu behar izan dugu, kontagailuaren balioa (hasieran 0) gordetzeko. Ondoren, kontagailu honen balioa HandlingQuizesAjax.php-n erakusteko, lehenengo hautazko atazan egindako prozesuaren oso antzeko bat erabili dugu. Hau da, XmlUserCounter.js script bat sortu dugu 10 segunduro XML fitxategitik erabiltzaile kopurua jasotzeko eta ,<text:span text:style-name="T4">#userKop</text:span><text:span text:style-name="T5"> </text:span>erabiliz, id bera duen ,HandlingQuizesAjax.php-ko atalean idazteko. Aldaketa handiena, IncreaseGlobalCounter.php eta DecreaseGlobalCounter.php-ren sorrera izan da. Bi php script hauetan, UserCounter.xml irekitzen da eta bertako erabiltzaileen kontagailuari +1 edo -1 egiten zaio, hurrenez-hurren. Azkenik, bi .php fitxategi hauek Login.php eta LogOut.php-n gehitu ditugu <text:span text:style-name="T4">include </text:span>erabiliz, erabiltzailea konektatu edo deskonektatzen denean kontagailua eguneratzeko. Horrela, konektatutako erabiltzaileek uneoro beste zenbat erabiltzaile dauden konektatuta ikusi dezake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4" meta:word-count="223" meta:character-count="1988" meta:non-whitespace-character-count="1768"/>
    <meta:generator>LibreOfficeDev/6.0.5.2$Linux_X86_64 LibreOffice_project/</meta:generator>
  </office:meta>
</office:document-meta>
</file>